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27.94cm" table:align="margins"/>
    </style:style>
    <style:style style:name="Table4.A" style:family="table-column">
      <style:table-column-properties style:column-width="2.572cm" style:rel-column-width="6032*"/>
    </style:style>
    <style:style style:name="Table4.B" style:family="table-column">
      <style:table-column-properties style:column-width="2.595cm" style:rel-column-width="6085*"/>
    </style:style>
    <style:style style:name="Table4.C" style:family="table-column">
      <style:table-column-properties style:column-width="7.276cm" style:rel-column-width="17066*"/>
    </style:style>
    <style:style style:name="Table4.D" style:family="table-column">
      <style:table-column-properties style:column-width="4.63cm" style:rel-column-width="10860*"/>
    </style:style>
    <style:style style:name="Table4.E" style:family="table-column">
      <style:table-column-properties style:column-width="2.995cm" style:rel-column-width="7025*"/>
    </style:style>
    <style:style style:name="Table4.F" style:family="table-column">
      <style:table-column-properties style:column-width="7.874cm" style:rel-column-width="1846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D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4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27.951cm" fo:margin-left="0cm" fo:margin-right="-0.011cm" fo:break-before="page" table:align="margins"/>
    </style:style>
    <style:style style:name="Table1.A" style:family="table-column">
      <style:table-column-properties style:column-width="12.351cm" style:rel-column-width="28959*"/>
    </style:style>
    <style:style style:name="Table1.B" style:family="table-column">
      <style:table-column-properties style:column-width="1.99cm" style:rel-column-width="4667*"/>
    </style:style>
    <style:style style:name="Table1.C" style:family="table-column">
      <style:table-column-properties style:column-width="2.683cm" style:rel-column-width="6289*"/>
    </style:style>
    <style:style style:name="Table1.D" style:family="table-column">
      <style:table-column-properties style:column-width="2.559cm" style:rel-column-width="5999*"/>
    </style:style>
    <style:style style:name="Table1.E" style:family="table-column">
      <style:table-column-properties style:column-width="3.17cm" style:rel-column-width="7432*"/>
    </style:style>
    <style:style style:name="Table1.F" style:family="table-column">
      <style:table-column-properties style:column-width="3.127cm" style:rel-column-width="7331*"/>
    </style:style>
    <style:style style:name="Table1.G" style:family="table-column">
      <style:table-column-properties style:column-width="2.073cm" style:rel-column-width="4858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style:vertical-align="middle"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C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1.E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7.951cm" fo:margin-left="0cm" fo:margin-right="-0.011cm" fo:break-before="page" table:align="margins"/>
    </style:style>
    <style:style style:name="Table2.A" style:family="table-column">
      <style:table-column-properties style:column-width="12.351cm" style:rel-column-width="28959*"/>
    </style:style>
    <style:style style:name="Table2.B" style:family="table-column">
      <style:table-column-properties style:column-width="1.99cm" style:rel-column-width="4667*"/>
    </style:style>
    <style:style style:name="Table2.C" style:family="table-column">
      <style:table-column-properties style:column-width="2.683cm" style:rel-column-width="6289*"/>
    </style:style>
    <style:style style:name="Table2.D" style:family="table-column">
      <style:table-column-properties style:column-width="2.559cm" style:rel-column-width="5999*"/>
    </style:style>
    <style:style style:name="Table2.E" style:family="table-column">
      <style:table-column-properties style:column-width="3.17cm" style:rel-column-width="7432*"/>
    </style:style>
    <style:style style:name="Table2.F" style:family="table-column">
      <style:table-column-properties style:column-width="3.127cm" style:rel-column-width="7331*"/>
    </style:style>
    <style:style style:name="Table2.G" style:family="table-column">
      <style:table-column-properties style:column-width="2.073cm" style:rel-column-width="4858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C1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style:vertical-align="middle" fo:padding="0.097cm" fo:border="0.002cm solid #000000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27.951cm" fo:margin-left="0cm" fo:margin-right="-0.011cm" fo:break-before="page" table:align="margins"/>
    </style:style>
    <style:style style:name="Table3.A" style:family="table-column">
      <style:table-column-properties style:column-width="12.351cm" style:rel-column-width="28959*"/>
    </style:style>
    <style:style style:name="Table3.B" style:family="table-column">
      <style:table-column-properties style:column-width="1.99cm" style:rel-column-width="4667*"/>
    </style:style>
    <style:style style:name="Table3.C" style:family="table-column">
      <style:table-column-properties style:column-width="2.683cm" style:rel-column-width="6289*"/>
    </style:style>
    <style:style style:name="Table3.D" style:family="table-column">
      <style:table-column-properties style:column-width="2.559cm" style:rel-column-width="5999*"/>
    </style:style>
    <style:style style:name="Table3.E" style:family="table-column">
      <style:table-column-properties style:column-width="3.17cm" style:rel-column-width="7432*"/>
    </style:style>
    <style:style style:name="Table3.F" style:family="table-column">
      <style:table-column-properties style:column-width="3.127cm" style:rel-column-width="7331*"/>
    </style:style>
    <style:style style:name="Table3.G" style:family="table-column">
      <style:table-column-properties style:column-width="2.073cm" style:rel-column-width="4858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C1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style:vertical-align="middle"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.6" style:family="table-row">
      <style:table-row-properties style:min-row-height="1.709cm"/>
    </style:style>
    <style:style style:name="P1" style:family="paragraph" style:parent-style-name="Text_20_body">
      <style:paragraph-properties fo:margin-top="0cm" fo:margin-bottom="0cm" fo:line-height="100%" fo:text-align="justify" style:justify-single-word="false"/>
      <style:text-properties style:font-name="Arial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style:font-name="Arial1"/>
    </style:style>
    <style:style style:name="P3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/>
    </style:style>
    <style:style style:name="P9" style:family="paragraph" style:parent-style-name="Table_20_Heading">
      <style:text-properties style:font-name="Arial"/>
    </style:style>
    <style:style style:name="P10" style:family="paragraph" style:parent-style-name="Text_20_body" style:list-style-name="L1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style:font-size-asian="12pt" style:font-size-complex="12pt"/>
    </style:style>
    <style:style style:name="P11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style:font-size-asian="12pt" style:font-size-complex="12pt"/>
    </style:style>
    <style:style style:name="P12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style:font-size-asian="12pt" style:font-size-complex="12pt"/>
    </style:style>
    <style:style style:name="P13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.E.R.D. Risk List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9">Data de <text:s/>descoberta</text:p>
          </table:table-cell>
          <table:table-cell table:style-name="Table4.A1" office:value-type="string">
            <text:p text:style-name="P9">Título</text:p>
          </table:table-cell>
          <table:table-cell table:style-name="Table4.A1" office:value-type="string">
            <text:p text:style-name="P9">Descrição</text:p>
          </table:table-cell>
          <table:table-cell table:style-name="Table4.A1" office:value-type="string">
            <text:p text:style-name="P9">Prioridade</text:p>
          </table:table-cell>
          <table:table-cell table:style-name="Table4.A1" office:value-type="string">
            <text:p text:style-name="P9">Magnitude</text:p>
          </table:table-cell>
          <table:table-cell table:style-name="Table4.F1" office:value-type="string">
            <text:p text:style-name="P9">Estratégia para solução</text:p>
          </table:table-cell>
        </table:table-row>
        <table:table-row>
          <table:table-cell table:style-name="Table4.A2" office:value-type="string">
            <text:p text:style-name="P8">28/10</text:p>
          </table:table-cell>
          <table:table-cell table:style-name="Table4.A2" office:value-type="string">
            <text:p text:style-name="P8">Não adoção</text:p>
          </table:table-cell>
          <table:table-cell table:style-name="Table4.A2" office:value-type="string">
            <text:p text:style-name="P8">O sistema corre o risco de ficar com uma usabilidade ruim, caindo em desuso</text:p>
          </table:table-cell>
          <table:table-cell table:style-name="Table4.D2" office:value-type="float" office:value="1">
            <text:p text:style-name="P8">1</text:p>
          </table:table-cell>
          <table:table-cell table:style-name="Table4.A2" office:value-type="string">
            <text:p text:style-name="P8">Altíssimo risco</text:p>
          </table:table-cell>
          <table:table-cell table:style-name="Table4.F2" office:value-type="string">
            <text:p text:style-name="P8">Teremos a preocupação de a cada funcionalidade testar com um usuário a sua usabilidade.</text:p>
            <text:p text:style-name="P8">Além disso, no final, criaremos screencasts de tutorias para cada função.</text:p>
          </table:table-cell>
        </table:table-row>
        <table:table-row>
          <table:table-cell table:style-name="Table4.A2" office:value-type="string">
            <text:p text:style-name="P8">28/10</text:p>
          </table:table-cell>
          <table:table-cell table:style-name="Table4.A2" office:value-type="string">
            <text:p text:style-name="P8">Ambiente ruim</text:p>
          </table:table-cell>
          <table:table-cell table:style-name="Table4.A2" office:value-type="string">
            <text:p text:style-name="P8">Dependemos da máquina disponível na AAAMAT para rodar o servidor.</text:p>
            <text:p text:style-name="P8">Se o instituto não comprar a máquina nova, o sistema será muito pesado para a atual.</text:p>
          </table:table-cell>
          <table:table-cell table:style-name="Table4.D2" office:value-type="float" office:value="2">
            <text:p text:style-name="P8">2</text:p>
          </table:table-cell>
          <table:table-cell table:style-name="Table4.A2" office:value-type="string">
            <text:p text:style-name="P8">Médio risco</text:p>
          </table:table-cell>
          <table:table-cell table:style-name="Table4.F2" office:value-type="string">
            <text:p text:style-name="P8">A máquina já está no instituto, porém passando por muitas fases de burocracia. Precisamos pressionar os responsáveis para o processo ser mais rápido.</text:p>
            <text:p text:style-name="P8">Enquanto não houver o computador final, utilizaremos o nosso para testes de usabilidade e aceitação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Descrição</text:p>
          </table:table-cell>
          <table:table-cell table:style-name="Table1.A1" office:value-type="string">
            <text:p text:style-name="P6">Estado</text:p>
          </table:table-cell>
          <table:table-cell table:style-name="Table1.A1" office:value-type="string">
            <text:p text:style-name="P6">Prioridade</text:p>
          </table:table-cell>
          <table:table-cell table:style-name="Table1.A1" office:value-type="string">
            <text:p text:style-name="P6">Milestone</text:p>
          </table:table-cell>
          <table:table-cell table:style-name="Table1.A1" office:value-type="string">
            <text:p text:style-name="P6">Horas estimadas</text:p>
          </table:table-cell>
          <table:table-cell table:style-name="Table1.A1" office:value-type="string">
            <text:p text:style-name="P6">Horas </text:p>
            <text:p text:style-name="P6">trabalhadas</text:p>
          </table:table-cell>
          <table:table-cell table:style-name="Table1.G1" office:value-type="string">
            <text:p text:style-name="P6">Horas que faltam</text:p>
          </table:table-cell>
        </table:table-row>
        <table:table-row>
          <table:table-cell table:style-name="Table1.A2" office:value-type="string">
            <text:p text:style-name="P5">Lista das tarefas que pode ser reduzida através da busca</text:p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3">1ª Milestone</text:p>
          </table:table-cell>
          <table:table-cell table:style-name="Table1.E2" office:value-type="float" office:value="1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list xml:id="list990588872" text:style-name="L1">
              <text:list-header>
                <text:p text:style-name="P10">Tarefas devem ter:</text:p>
              </text:list-header>
              <text:list-item>
                <text:p text:style-name="P10">Título</text:p>
              </text:list-item>
              <text:list-item>
                <text:p text:style-name="P10">Corpo</text:p>
              </text:list-item>
              <text:list-item>
                <text:p text:style-name="P10">Data de criação </text:p>
              </text:list-item>
              <text:list-item>
                <text:p text:style-name="P10">Data limite para realização</text:p>
              </text:list-item>
              <text:list-item>
                <text:p text:style-name="P10">Data de lembrete</text:p>
              </text:list-item>
              <text:list-item>
                <text:p text:style-name="P10">Responsáveis</text:p>
              </text:list-item>
              <text:list-item>
                <text:p text:style-name="P10">Status</text:p>
              </text:list-item>
            </text:list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Mostrar uma lista de assuntos na página inicial dos Assuntos</text:p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Visualizar todo o conteúdo de um assunto</text:p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Assuntos devem ter:</text:p>
            <text:list xml:id="list1385743836" text:style-name="L2">
              <text:list-item>
                <text:p text:style-name="P11">Título</text:p>
              </text:list-item>
              <text:list-item>
                <text:p text:style-name="P13">Lista de tarefas</text:p>
              </text:list-item>
              <text:list-item>
                <text:p text:style-name="P13">Lista de registros</text:p>
              </text:list-item>
              <text:list-item>
                <text:p text:style-name="P13">Lista de eventos</text:p>
              </text:list-item>
            </text:list>
            <text:p text:style-name="P4"/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2">
            <text:p text:style-name="P7">2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Filtra a visualização dos assuntos da página inicial</text:p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2">
            <text:p text:style-name="P3">2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2">
            <text:p text:style-name="P7">2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">Abrir uma tarefa para mostrar seus detalhes</text:p>
          </table:table-cell>
          <table:table-cell table:style-name="Table2.A1" office:value-type="string">
            <text:p text:style-name="P7"/>
          </table:table-cell>
          <table:table-cell table:style-name="Table2.C1" office:value-type="float" office:value="1">
            <text:p text:style-name="P7">1</text:p>
          </table:table-cell>
          <table:table-cell table:style-name="Table2.A1" office:value-type="string">
            <text:p text:style-name="P3">2ª Milestone</text:p>
          </table:table-cell>
          <table:table-cell table:style-name="Table2.C1" office:value-type="float" office:value="1">
            <text:p text:style-name="P7">1</text:p>
          </table:table-cell>
          <table:table-cell table:style-name="Table2.A1" office:value-type="string">
            <text:p text:style-name="P7"/>
          </table:table-cell>
          <table:table-cell table:style-name="Table2.G1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Com uma tarefa aberta, podemos editar os dados da mesma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Duas possibilidades: </text:p>
            <text:p text:style-name="P5">1- com uma lista de tarefas escolhemos uma para ser excluída</text:p>
            <text:p text:style-name="P5">2- com uma tarefa aberta, podemos excluí-la</text:p>
            <text:p text:style-name="P5">Em ambos os casos, precisamos confirmar a exclusão.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Remove-se um lembrete de uma tarefa ou evento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Adiciona-se um lembrete à uma tarefa ou um evento que possui data. Ao criar informa-se quando o sistema enviará um e-mail para as pessoas relacionadas à atividade.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Lista dos eventos que pode ser reduzida através do filtro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.5">
            <text:p text:style-name="P7">1.5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Eventos devem ter:</text:p>
            <text:list xml:id="list47847604" text:style-name="L3">
              <text:list-item>
                <text:p text:style-name="P12">Título</text:p>
              </text:list-item>
              <text:list-item>
                <text:p text:style-name="P12">Data do Evento</text:p>
              </text:list-item>
              <text:list-item>
                <text:p text:style-name="P12">Data de Criação</text:p>
              </text:list-item>
              <text:list-item>
                <text:p text:style-name="P12">Horário</text:p>
              </text:list-item>
              <text:list-item>
                <text:p text:style-name="P12">Local</text:p>
              </text:list-item>
              <text:list-item>
                <text:p text:style-name="P12">Descrição</text:p>
              </text:list-item>
            </text:list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4">Com o assunto aberto, editamos seu titulo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3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4">Duas possibilidades:</text:p>
            <text:p text:style-name="P4">1- Com a lista de assuntos em mãos, escolho um assunto para excluir</text:p>
            <text:p text:style-name="P4">2- Dentro do assunto, o excluimos</text:p>
            <text:p text:style-name="P4">Em ambos os casos, é necessário confirmar </text:p>
            <text:p text:style-name="P4"/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3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Lista dos registros que pode ser reduzida através do filtro</text:p>
          </table:table-cell>
          <table:table-cell table:style-name="Table3.A1" office:value-type="string">
            <text:p text:style-name="P7"/>
          </table:table-cell>
          <table:table-cell table:style-name="Table3.C1" office:value-type="float" office:value="1">
            <text:p text:style-name="P7">1</text:p>
          </table:table-cell>
          <table:table-cell table:style-name="Table3.A1" office:value-type="string">
            <text:p text:style-name="P3">3ª Milestone</text:p>
          </table:table-cell>
          <table:table-cell table:style-name="Table3.C1" office:value-type="float" office:value="1">
            <text:p text:style-name="P7">1</text:p>
          </table:table-cell>
          <table:table-cell table:style-name="Table3.A1" office:value-type="string">
            <text:p text:style-name="P7"/>
          </table:table-cell>
          <table:table-cell table:style-name="Table3.G1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Abrir um registro para mostrar seus detalhes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Filtrar os registros por data de criação, corpo ou título do mesmo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Duas possibilidades: </text:p>
            <text:p text:style-name="P5">1- com uma lista de registros escolhemos um para ser excluído</text:p>
            <text:p text:style-name="P5">2- com um registro aberto, podemos excluí-lo</text:p>
            <text:p text:style-name="P5">Em ambos os casos, precisamos confirmar a exclusão.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Registros devem ter:</text:p>
            <text:list xml:id="list809085111" text:continue-numbering="true" text:style-name="L3">
              <text:list-item>
                <text:p text:style-name="P12">Título</text:p>
              </text:list-item>
              <text:list-item>
                <text:p text:style-name="P12">Data de Criação</text:p>
              </text:list-item>
              <text:list-item>
                <text:p text:style-name="P12">Conteúdo</text:p>
              </text:list-item>
            </text:list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 table:style-name="Table3.6">
          <table:table-cell table:style-name="Table3.A2" office:value-type="string">
            <text:p text:style-name="P5">Filtrar os eventos por datas, descrição ou título do mesmo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Abrir um evento para mostrar seus detalhes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0.5">
            <text:p text:style-name="P7">0.5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Duas possibilidades: </text:p>
            <text:p text:style-name="P5">1- com uma lista de eventos escolhemos um para ser excluído</text:p>
            <text:p text:style-name="P5">2- com um evento aberto, podemos excluí-lo</text:p>
            <text:p text:style-name="P5">Em ambos os casos, precisamos confirmar a exclusão.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Filtrar as tarefas por responsáveis, data limite, corpo ou título da mesma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Com um registro aberto, podemos editar os dados do mesm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3">
            <text:p text:style-name="P7">3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Com um evento aberto, podemos editar os dados do mesm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3">
            <text:p text:style-name="P7">3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Mostrar todas as tarefas ainda não realizadas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4">
            <text:p text:style-name="P7">4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Para entrar no sistema é necessário possuir uma senha única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5">
            <text:p text:style-name="P7">5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.295cm" fo:margin-bottom="1.295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12:04:53</meta:creation-date>
    <dc:date>2009-10-28T10:07:22</dc:date>
    <meta:editing-duration>PT01H39M49S</meta:editing-duration>
    <meta:editing-cycles>7</meta:editing-cycles>
    <meta:generator>OpenOffice.org/3.0$Linux OpenOffice.org_project/300m15$Build-9379</meta:generator>
    <meta:document-statistic meta:table-count="4" meta:image-count="0" meta:object-count="0" meta:page-count="4" meta:paragraph-count="174" meta:word-count="648" meta:character-count="3536"/>
    <meta:user-defined meta:name="Info 1"/>
    <meta:user-defined meta:name="Info 2"/>
    <meta:user-defined meta:name="Info 3"/>
    <meta:user-defined meta:name="Info 4"/>
  </office:meta>
</office:document-meta>
</file>